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 style:list-style-name="L1">
      <style:text-properties fo:language="en" fo:country="US"/>
    </style:style>
    <style:style style:name="P8" style:family="paragraph" style:parent-style-name="Standard" style:list-style-name="L2">
      <style:text-properties fo:language="en" fo:country="US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cServer</text:p>
      <text:p text:style-name="P1">Andrei Errapart / <text:span text:style-name="T1">56 692 469</text:span></text:p>
      <text:p text:style-name="P3"/>
      <text:h text:style-name="P9" text:outline-level="1">Introduction</text:h>
      <text:p text:style-name="P3"/>
      <text:p text:style-name="P3">PlcServer collects data from the PLC-s, stores them in the database and forwards the data to the operators (for example, Control Panel) on request.</text:p>
      <text:p text:style-name="P3"/>
      <text:h text:style-name="P9" text:outline-level="1">Usage</text:h>
      <text:p text:style-name="P3"/>
      <text:p text:style-name="P3">PlcServer is to be installed as a service in order to ensure permanent availability of the service.</text:p>
      <text:p text:style-name="P3"/>
      <text:p text:style-name="P3">PlcServer listens on the port 1503. This port should be passed through the firewall.</text:p>
      <text:p text:style-name="P3"/>
      <text:p text:style-name="P3">To manage the database, please stop the service and run the server as an ordinary program with the command line parameter “--run”.</text:p>
      <text:p text:style-name="P3"/>
      <text:p text:style-name="P4">Command line parameters:</text:p>
      <text:p text:style-name="P3"><text:tab/>--run<text:tab/><text:tab/>Run the server as an ordinary program.</text:p>
      <text:p text:style-name="P3"><text:tab/>--import DIR<text:tab/>Import DIR/*/setup.xml files and create corresponding “*.plc” files.</text:p>
      <text:p text:style-name="P3"/>
      <text:h text:style-name="P9" text:outline-level="1">Technical information</text:h>
      <text:p text:style-name="P3"/>
      <text:h text:style-name="P10" text:outline-level="2">Files</text:h>
      <text:p text:style-name="P5">Files are searched for in the current directory.</text:p>
      <text:p text:style-name="P5"/>
      <text:p text:style-name="P4">Database files:</text:p>
      <text:p text:style-name="P3">Databases are in Sqlite format. The names of the databases are as follows:</text:p>
      <text:list xml:id="list6355397606200248731" text:style-name="L1">
        <text:list-item>
          <text:p text:style-name="P7">“*.op” - Operator database, for example, “Kasutaja.op”.</text:p>
        </text:list-item>
        <text:list-item>
          <text:p text:style-name="P7">“*.plc” - PLC database, for example, “Ranna VTJ.plc”.</text:p>
        </text:list-item>
      </text:list>
      <text:p text:style-name="P3"/>
      <text:p text:style-name="P3">Design feature: The database structures are designed such that the separated databases do not rely on each other, i.e. they can be independently modified or even removed altogether with no ill effects.</text:p>
      <text:p text:style-name="P3"/>
      <text:p text:style-name="P3">Data is kept for a period of 100 days. Any data older than that is deleted upon:</text:p>
      <text:list xml:id="list8997964998413837223" text:style-name="L2">
        <text:list-item>
          <text:p text:style-name="P8">Program startup.</text:p>
        </text:list-item>
        <text:list-item>
          <text:p text:style-name="P8">PLC reconnection.</text:p>
        </text:list-item>
      </text:list>
      <text:p text:style-name="P3"/>
      <text:h text:style-name="P10" text:outline-level="2">Control protocol</text:h>
      <text:p text:style-name="P3"/>
      <text:p text:style-name="P3">TODO</text:p>
      <text:p text:style-name="P3"/>
      <text:h text:style-name="Heading_20_2" text:outline-level="2"><text:soft-page-break/>Internal structure of the server</text:h>
      <text:p text:style-name="P3">The backbone is a MailboxProcessor&lt;PlcServer&gt;. Thus, all message processing is done in a single thread, which mostly removes threading and locking issues.</text:p>
      <text:p text:style-name="P3"/>
      <text:p text:style-name="P3">PlcUser:</text:p>
      <text:p text:style-name="P3"><text:tab/>server: PlcServer</text:p>
      <text:p text:style-name="P3"><text:tab/>user_info<text:tab/><text:tab/>PlcDb.PlcUser, also serves as a DB connection.</text:p>
      <text:p text:style-name="P3"/>
      <text:p text:style-name="P3">OperatorUser:</text:p>
      <text:p text:style-name="P3"><text:tab/>server: PlcServer</text:p>
      <text:p text:style-name="P3"><text:tab/>user_info:<text:tab/><text:tab/>PlcDb.OperatorUser, also serves as a DB connection.</text:p>
      <text:p text:style-name="P3"><text:tab/>plc_db:<text:tab/><text:tab/>Database connections, same length as server.</text:p>
      <text:p text:style-name="P3"><text:tab/>PlcsToMonitor<text:tab/>List of PLC Id-s to monitor.</text:p>
      <text:p text:style-name="P3"/>
      <text:p text:style-name="P3">Server : PlcServer</text:p>
      <text:p text:style-name="P3"><text:tab/>PlcUsers:<text:tab/><text:tab/>Connected users.</text:p>
      <text:p text:style-name="P3"><text:tab/>OperatorUsers:<text:tab/>Connected operators.</text:p>
      <text:p text:style-name="P3"><text:tab/>DbPlcUsers:<text:tab/><text:tab/>Connections to the PLC databases.</text:p>
      <text:p text:style-name="P3"><text:tab/>DbOperatorUsers:<text:tab/>Connections to the user datab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t" fo:country="E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3:29:27.44</meta:creation-date>
    <meta:generator>OpenOffice.org/3.4$Win32 OpenOffice.org_project/340m1$Build-9590</meta:generator>
    <dc:date>2013-06-24T22:36:50.07</dc:date>
    <meta:editing-duration>P1DT3H35M24S</meta:editing-duration>
    <meta:editing-cycles>23</meta:editing-cycles>
    <meta:document-statistic meta:table-count="0" meta:image-count="0" meta:object-count="0" meta:page-count="2" meta:paragraph-count="39" meta:word-count="303" meta:character-count="1946"/>
  </office:meta>
</office:document-meta>
</file>